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Preformatted_20_Text">
      <style:paragraph-properties fo:margin-left="0.7874in" fo:margin-right="0in" fo:text-indent="0in" style:auto-text-indent="false"/>
    </style:style>
    <style:style style:name="P2" style:family="paragraph" style:parent-style-name="Preformatted_20_Text">
      <style:paragraph-properties fo:margin-left="0.7874in" fo:margin-right="0in" fo:text-indent="0in" style:auto-text-indent="false"/>
      <style:text-properties style:text-line-through-style="solid"/>
    </style:style>
    <style:style style:name="P3" style:family="paragraph" style:parent-style-name="Preformatted_20_Text">
      <style:paragraph-properties fo:margin-left="0.7874in" fo:margin-right="0in" fo:text-indent="0in" style:auto-text-indent="false"/>
      <style:text-properties style:text-line-through-style="none"/>
    </style:style>
    <style:style style:name="P4" style:family="paragraph" style:parent-style-name="Text_20_body">
      <style:paragraph-properties fo:margin-left="0.7874in" fo:margin-right="0in" fo:text-indent="0in" style:auto-text-indent="false"/>
    </style:style>
    <style:style style:name="P5" style:family="paragraph" style:parent-style-name="Text_20_body">
      <style:paragraph-properties fo:margin-left="0.7874in" fo:margin-right="0in" fo:text-indent="0in" style:auto-text-indent="false"/>
      <style:text-properties style:text-line-through-style="none"/>
    </style:style>
    <style:style style:name="P6" style:family="paragraph" style:parent-style-name="Preformatted_20_Text">
      <style:text-properties style:text-line-through-style="solid"/>
    </style:style>
    <style:style style:name="P7" style:family="paragraph" style:parent-style-name="Preformatted_20_Text">
      <style:text-properties style:text-line-through-style="none"/>
    </style:style>
    <style:style style:name="P8" style:family="paragraph" style:parent-style-name="Preformatted_20_Text">
      <style:paragraph-properties fo:margin-left="0in" fo:margin-right="0in" fo:text-indent="0in" style:auto-text-indent="false"/>
    </style:style>
    <style:style style:name="P9" style:family="paragraph" style:parent-style-name="Text_20_body">
      <style:text-properties style:text-line-through-style="solid"/>
    </style:style>
    <style:style style:name="P10" style:family="paragraph" style:parent-style-name="Text_20_body">
      <style:text-properties style:text-line-through-style="none"/>
    </style:style>
    <style:style style:name="P11" style:family="paragraph" style:parent-style-name="Contents_20_2">
      <style:paragraph-properties>
        <style:tab-stops>
          <style:tab-stop style:position="0.25in" style:leader-style="dotted" style:leader-text="."/>
        </style:tab-stops>
      </style:paragraph-properties>
    </style:style>
    <style:style style:name="P12" style:family="paragraph" style:parent-style-name="Contents_20_3">
      <style:paragraph-properties>
        <style:tab-stops>
          <style:tab-stop style:position="0.5in" style:leader-style="dotted" style:leader-text="."/>
        </style:tab-stops>
      </style:paragraph-properties>
    </style:style>
    <style:style style:name="P13" style:family="paragraph" style:parent-style-name="Contents_20_1">
      <style:paragraph-properties>
        <style:tab-stops>
          <style:tab-stop style:position="0in"/>
        </style:tab-stops>
      </style:paragraph-properties>
    </style:style>
    <style:style style:name="P14" style:family="paragraph" style:parent-style-name="Text_20_body" style:list-style-name="L1"/>
    <style:style style:name="P15" style:family="paragraph" style:parent-style-name="Heading_20_1" style:master-page-name="HTML">
      <style:paragraph-properties style:page-number="auto"/>
    </style:style>
    <style:style style:name="P16" style:family="paragraph" style:parent-style-name="Heading_20_4">
      <style:text-properties style:text-line-through-style="solid"/>
    </style:style>
    <style:style style:name="P17" style:family="paragraph" style:parent-style-name="Heading_20_5">
      <style:text-properties style:text-line-through-style="solid"/>
    </style:style>
    <style:style style:name="T1"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jPSXdec 0.92.2 (alpha) Manual</text:h>
      <text:p text:style-name="Text_20_body">Michael Sabin</text:p>
      <text:p text:style-name="Text_20_body"><text:a xlink:type="simple" xlink:href="mailto:jpsxdec@gmail.com">jpsxdec@gmail.com</text:a></text:p>
      <text:table-of-content text:style-name="Sect1" text:protected="true" text:name="Table of Contents1">
        <text:table-of-content-source text:outline-level="3" text:index-scope="chapter" text:relative-tab-stop-position="false">
          <text:index-title-template text:style-name="Contents_20_Heading">Table of Contents</text:index-title-template>
          <text:table-of-content-entry-template text:outline-level="1" text:style-name="Contents_20_1">
            <text:index-entry-tab-stop style:type="left" style:position="0in" style:leader-char=" "/>
            <text:index-entry-span>  </text:index-entry-span>
            <text:index-entry-tab-stop style:type="left" style:position="0in" style:leader-char=" "/>
            <text:index-entry-tab-stop style:type="left" style:position="0in" style:leader-char=" "/>
            <text:index-entry-tab-stop style:type="left" style:position="0in" style:leader-char=" "/>
          </text:table-of-content-entry-template>
          <text:table-of-content-entry-template text:outline-level="2" text:style-name="Contents_20_2">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tab-stop style:type="left" style:position="0.25in" style:leader-char="."/>
            <text:index-entry-link-start text:style-name="Internet_20_link"/>
            <text:index-entry-text/>
            <text:index-entry-link-end/>
          </text:table-of-content-entry-template>
          <text:table-of-content-entry-template text:outline-level="3" text:style-name="Contents_20_3">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tab-stop style:type="left" style:position="0.5in" style:leader-char="."/>
            <text:index-entry-span>  </text:index-entry-span>
            <text:index-entry-link-start text:style-name="Internet_20_link"/>
            <text:index-entry-text/>
            <text:index-entry-link-end/>
          </text:table-of-content-entry-template>
          <text:table-of-content-entry-template text:outline-level="4" text:style-name="Contents_20_4">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tab-stop style:type="left" style:position="0.75in" style:leader-char="."/>
            <text:index-entry-span> </text:index-entry-span>
            <text:index-entry-link-start text:style-name="Internet_20_link"/>
            <text:index-entry-text/>
            <text:index-entry-link-end/>
          </text:table-of-content-entry-template>
          <text:table-of-content-entry-template text:outline-level="5" text:style-name="Contents_20_5">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6" text:style-name="Contents_20_6">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7" text:style-name="Contents_20_7">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8" text:style-name="Contents_20_8">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9" text:style-name="Contents_20_9">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10" text:style-name="Contents_20_10">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source>
        <text:index-body>
          <text:index-title text:style-name="Sect2" text:name="Table of Contents1_Head">
            <text:p text:style-name="Contents_20_Heading">Table of Contents</text:p>
          </text:index-title>
          <text:p text:style-name="P13"><text:tab/> <text:s/><text:tab/><text:tab/><text:tab/></text:p>
          <text:p text:style-name="P11">1 <text:s/><text:tab/><text:a xlink:type="simple" xlink:href="#__RefHeading__276_1300488681" text:style-name="Internet_20_link" text:visited-style-name="Internet_20_link">About</text:a></text:p>
          <text:p text:style-name="P12">1.1 <text:tab/> <text:s/><text:a xlink:type="simple" xlink:href="#__RefHeading__278_1300488681" text:style-name="Internet_20_link" text:visited-style-name="Internet_20_link">Java frameworks</text:a></text:p>
          <text:p text:style-name="P11">2 <text:s/><text:tab/><text:a xlink:type="simple" xlink:href="#__RefHeading__280_1300488681" text:style-name="Internet_20_link" text:visited-style-name="Internet_20_link">Command-line</text:a></text:p>
          <text:p text:style-name="P12">2.1 <text:tab/> <text:s/><text:a xlink:type="simple" xlink:href="#__RefHeading__282_1300488681" text:style-name="Internet_20_link" text:visited-style-name="Internet_20_link">Quick start</text:a></text:p>
          <text:p text:style-name="P12">2.2 <text:tab/> <text:s/><text:a xlink:type="simple" xlink:href="#__RefHeading__284_1300488681" text:style-name="Internet_20_link" text:visited-style-name="Internet_20_link">Main command-line options</text:a></text:p>
          <text:p text:style-name="P12">2.3 <text:tab/> <text:s/><text:a xlink:type="simple" xlink:href="#__RefHeading__286_1300488681" text:style-name="Internet_20_link" text:visited-style-name="Internet_20_link">Options for disc item types</text:a></text:p>
          <text:p text:style-name="P11">3 <text:s/><text:tab/><text:a xlink:type="simple" xlink:href="#__RefHeading__288_1300488681" text:style-name="Internet_20_link" text:visited-style-name="Internet_20_link">File formats recognized by jPSXdec</text:a></text:p>
          <text:p text:style-name="P11">4 <text:s/><text:tab/><text:a xlink:type="simple" xlink:href="#__RefHeading__290_1300488681" text:style-name="Internet_20_link" text:visited-style-name="Internet_20_link">Index files</text:a></text:p>
          <text:p text:style-name="P11">5 <text:s/><text:tab/><text:a xlink:type="simple" xlink:href="#__RefHeading__292_1300488681" text:style-name="Internet_20_link" text:visited-style-name="Internet_20_link">Replacing movies</text:a></text:p>
          <text:p text:style-name="P12">5.1 <text:tab/> <text:s/><text:a xlink:type="simple" xlink:href="#__RefHeading__294_1300488681" text:style-name="Internet_20_link" text:visited-style-name="Internet_20_link">About the encoder</text:a></text:p>
          <text:p text:style-name="P11">6 <text:s/><text:tab/><text:a xlink:type="simple" xlink:href="#__RefHeading__296_1300488681" text:style-name="Internet_20_link" text:visited-style-name="Internet_20_link">Building from source</text:a></text:p>
          <text:p text:style-name="P11">7 <text:s/><text:tab/><text:a xlink:type="simple" xlink:href="#__RefHeading__298_1300488681" text:style-name="Internet_20_link" text:visited-style-name="Internet_20_link">License</text:a></text:p>
        </text:index-body>
      </text:table-of-content>
      <text:p text:style-name="Text_20_body"/>
      <text:h text:style-name="Heading_20_2" text:outline-level="2"><text:bookmark text:name="__RefHeading__276_1300488681"/>About<text:bookmark-end text:name="__RefHeading__276_1300488681"/></text:h>
      <text:p text:style-name="Text_20_body">jPSXdec is a PlayStation 1 media reader, decoder, and converter written using the Java framework.</text:p>
      <text:p text:style-name="Text_20_body">Because jPSXdec uses the Java framework, it makes it almost universally cross-platform, but does require to be installed Java to work.</text:p>
      <text:p text:style-name="Text_20_body">jPSXdec can read from any file or image that comes from PlayStation discs. It is recommended that the entire disc be ripped as a BIN/CUE file, but you may have some success from ripping or copying individual files off the disc.</text:p>
      <text:h text:style-name="Heading_20_3" text:outline-level="3"><text:bookmark text:name="__RefHeading__278_1300488681"/>Java frameworks<text:bookmark-end text:name="__RefHeading__278_1300488681"/></text:h>
      <text:p text:style-name="Text_20_body">There are several Java Virtual Machines and frameworks available. jPSXdec has only been tested on <text:a xlink:type="simple" xlink:href="http://www.java.com/en/download/">Sun's Java</text:a>.</text:p>
      <text:h text:style-name="Heading_20_2" text:outline-level="2"><text:bookmark text:name="__RefHeading__280_1300488681"/>Command-line<text:bookmark-end text:name="__RefHeading__280_1300488681"/></text:h>
      <text:p text:style-name="Text_20_body">The command-line outputs to stderr.</text:p>
      <text:h text:style-name="Heading_20_3" text:outline-level="3"><text:bookmark text:name="__RefHeading__282_1300488681"/>Quick start<text:bookmark-end text:name="__RefHeading__282_1300488681"/></text:h>
      <text:p text:style-name="Text_20_body">First the source file (whether it be a disc image or a single media file) needs to be analyzed and an index generated.</text:p>
      <text:p text:style-name="Text_20_body">Example to generate an index:</text:p>
      <text:p text:style-name="P1">java -jar jpsxdec.jar MyGameImage.bin -index MyGameImage.idx</text:p>
      <text:p text:style-name="Text_20_body"/>
      <text:p text:style-name="Text_20_body">Once the index is created, open it to review what was found in the source file.</text:p>
      <text:p text:style-name="Text_20_body">Identify the number of an item you are interested in, and run the command to extract/decode it.</text:p>
      <text:p text:style-name="Text_20_body">Example to decode the first (0th) item:</text:p>
      <text:p text:style-name="P1">java -jar jpsxdec.jar MyGameImage.bin -index MyGameImage.idx -d 0</text:p>
      <text:h text:style-name="Heading_20_3" text:outline-level="3"><text:bookmark text:name="__RefHeading__284_1300488681"/>Main command-line options<text:bookmark-end text:name="__RefHeading__284_1300488681"/></text:h>
      <text:p text:style-name="Preformatted_20_Text">java -jar jpsxdec.jar -?/-h/-help</text:p>
      <text:p text:style-name="Text_20_body">Displays main help.</text:p>
      <text:p text:style-name="Preformatted_20_Text"/>
      <text:p text:style-name="Preformatted_20_Text">java -jar jpsxdec.jar &lt;in_file&gt; &lt;main_command_and_options&gt;</text:p>
      <text:p text:style-name="Text_20_body">Do something with <text:span text:style-name="Source_20_Text">&lt;in_file&gt;</text:span> using one of the following <text:span text:style-name="Source_20_Text">&lt;main_command_and_options&gt;</text:span>:</text:p>
      <text:p text:style-name="P1"/>
      <text:p text:style-name="P1">-index/-idx/-i &lt;index_file&gt;</text:p>
      <text:p text:style-name="P4">Create an index for <text:span text:style-name="Source_20_Text">in_file</text:span></text:p>
      <text:p text:style-name="P1"/>
      <text:p text:style-name="P1">-?/-h/-help #</text:p>
      <text:p text:style-name="P4">Display help about the disc item #</text:p>
      <text:p text:style-name="P1"/>
      <text:p text:style-name="P1">[-index/-idx/-i &lt;index_file&gt;] -decode/-d # [processing_options]</text:p>
      <text:p text:style-name="P4">Decode disc item #, using optional <text:span text:style-name="Source_20_Text">&lt;index_file&gt;</text:span> and optional <text:span text:style-name="Source_20_Text">[processing_options]</text:span> (see item's help for options)</text:p>
      <text:p text:style-name="P1"/>
      <text:p text:style-name="P1">[-index/-idx/-i &lt;index_file&gt;] -a &lt;media_type&gt; [processing_options]</text:p>
      <text:p text:style-name="P4">Decode all disc items of type <text:span text:style-name="Source_20_Text">&lt;media_type&gt;</text:span>, using optional <text:span text:style-name="Source_20_Text">&lt;index_file&gt;</text:span> and optional <text:span text:style-name="Source_20_Text">[processing_options]</text:span> (see item type's help for options)</text:p>
      <text:p text:style-name="P3"/>
      <text:p text:style-name="P3">[-index/-idx/-i &lt;index_file&gt;] -play #</text:p>
      <text:p text:style-name="P5">Opens a very simple player to play movies and audio</text:p>
      <text:p text:style-name="P1"/>
      <text:p text:style-name="P1">-copysect { # | #-# } &lt;out_file&gt;</text:p>
      <text:p text:style-name="P4">Copy sectors to <text:span text:style-name="Source_20_Text">&lt;out_file&gt;</text:span></text:p>
      <text:p text:style-name="P1"/>
      <text:p text:style-name="P1">-sectordump <text:span text:style-name="Source_20_Text">&lt;out_file&gt;</text:span></text:p>
      <text:p text:style-name="P4">Write list of sector types to <text:span text:style-name="Source_20_Text">&lt;out_file&gt;</text:span> (for debugging)</text:p>
      <text:p text:style-name="P1"/>
      <text:p text:style-name="P1">[-index/-idx/-i &lt;index_file&gt;] -strreplace # &lt;str_replace_xml&gt;</text:p>
      <text:p text:style-name="P4">Replaces frames of a video item according to the options in the xml file</text:p>
      <text:p text:style-name="P1"/>
      <text:p text:style-name="Text_20_body">Additional option (optional):</text:p>
      <text:p text:style-name="P8">-v/-verbose #</text:p>
      <text:p text:style-name="Text_20_body">How much info to print: 0 for none, 1 for only errors, 2 for errors &amp; warnings, 3 for normal, 4 for extra</text:p>
      <text:h text:style-name="Heading_20_3" text:outline-level="3"><text:bookmark text:name="__RefHeading__286_1300488681"/>Options for disc item types<text:bookmark-end text:name="__RefHeading__286_1300488681"/></text:h>
      <text:p text:style-name="Text_20_body">jPSXdec can detect the following data on PlayStation discs.</text:p>
      <text:h text:style-name="Heading_20_4" text:outline-level="4">STR Video</text:h>
      <text:p text:style-name="Text_20_body">All types of PlayStation videos.</text:p>
      <text:p text:style-name="Text_20_body">For the highest quality output, use these flags:</text:p>
      <text:p text:style-name="P1"/>
      <text:p text:style-name="P1">-quality high -vf avi:yuv</text:p>
      <text:p text:style-name="P1"/>
      <text:p text:style-name="Text_20_body">The PlayStation doesn't require videos to have a consistent frame rate. As such, some games have movies with variable frame rates, and most games have movies where the frame rate isn't precisely as detected by jPSXdec (but the variance isn't perceivable). When saving videos as an image sequence, rate variations are ignored. When saving as AVI, jPSXdec tries to place the frames in the AVI time-line as close to where they belong. This may mean that duplicate frames are inserted into the movie (but AVI files have a convenient feature so duplication adds almost no extra size to files). Silent audio may also be inserted as needed in rare cases to keep the audio in sync. For more precise output, the <text:span text:style-name="Source_20_Text">-preceiseav</text:span> and <text:span text:style-name="Source_20_Text">-precisefps</text:span> options are available.</text:p>
      <text:h text:style-name="Heading_20_5" text:outline-level="5">Command-line options</text:h>
      <text:p text:style-name="Preformatted_20_Text">-x &lt;1 or 2&gt;</text:p>
      <text:p text:style-name="Text_20_body">Movie frame rates are entirely dependent on the speed the disc spins. PlayStation 1 can spin at 1x speed, or 2x speed. Nearly every game I've seen uses 2x speed for all their movies. jPSXdec can usually automatically detect the disc speed by analysis of parallel audio streams, but if the speed is unclear, it will assume 2x. In the rare case that is incorrect, this option lets you force using 1x disc speed instead (effectively halving the frame-rate).</text:p>
      <text:p text:style-name="Preformatted_20_Text">-vidfmt/-vf &lt;format&gt;</text:p>
      <text:p text:style-name="Text_20_body">Selects the output format.</text:p>
      <text:p text:style-name="P4">avi:mjpg – Smallest output, but it is a lossy format so quality may be degraded. Use the <text:span text:style-name="Source_20_Text">-jpg</text:span> option to set compression/quality level. This is default.</text:p>
      <text:p text:style-name="P4">avi:rgb – Completely uncompressed, RGB (device independent bitmap, i.e. DIB) AVI. Very large, but lossless.</text:p>
      <text:p text:style-name="P4">avi:yuv – Highest quality output, and smaller even than avi:rgb. Uses the fourcc YV12 codec.</text:p>
      <text:p text:style-name="P4">png, jpg, bmp – Saves a series of images.</text:p>
      <text:p text:style-name="P4">demux – Raw, compressed bitstream frame data found in separate sectors on the disc. 'Demuxing' is the first step in the decoding process, which simply combines the separate frame chunks into a contiguous block.</text:p>
      <text:p text:style-name="P4">mdec – Generated from the demux data. This data would then be fed into the PlayStation MDEC chip, which would produce viewable images.</text:p>
      <text:p text:style-name="P4">y4m – Yuv4mpeg video. A simple video format as specified in a couple places on the web. It can be read by ffmpeg and many other open-source video readers.</text:p>
      <text:p text:style-name="Preformatted_20_Text">-jpg &lt;low, medium, good, high&gt;</text:p>
      <text:p text:style-name="Text_20_body">Selects the quality when saving a sequence of jpeg images, or as AVI with MJPG codec. Default is <text:span text:style-name="Source_20_Text">good</text:span>.</text:p>
      <text:p text:style-name="Preformatted_20_Text">-frame &lt;#&gt; / -frames &lt;#-#&gt;</text:p>
      <text:p text:style-name="Text_20_body">Lets you specify that only 1 frame, or a range of frames should be decoded. Audio is ignored when using this option because accurate audio decoded must begin from the start of the audio stream (you can't start in the middle).</text:p>
      <text:p text:style-name="Preformatted_20_Text">-nocrop</text:p>
      <text:p text:style-name="Text_20_body">PlayStation 1 movies technically must have dimensions that are multiples of 16. In cases where games need movies that do not have such dimensions, the extra space is filled with garbage and is cropped off before being drawn on screen. When this option is used, that extra data is not cropped.</text:p>
      <text:p text:style-name="Preformatted_20_Text">-quality &lt;low, high, psx&gt;</text:p>
      <text:p text:style-name="Text_20_body">Low quality is very fast, and uses integer based arithmetic. High is much slower, and should technically create more mathematically accurate output (although it may not be noticeable without close inspection) because it uses floating point arithmetic. <text:span text:style-name="Source_20_Text">psx</text:span> quality unsuccessfully tries to duplicate what the PlayStation would generate (not yet verified). Default is low.</text:p>
      <text:p text:style-name="Preformatted_20_Text">-noaud</text:p>
      <text:p text:style-name="Text_20_body">Don't decode audio with the video (ignored when video does not have audio, or when not saving as AVI).</text:p>
      <text:p text:style-name="P7">-preciseav</text:p>
      <text:p text:style-name="P10">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6">-precisefps</text:p>
      <text:p text:style-name="P9">Like the option above, the frame rate for most videos isn't exactly how the video is actually played back on the PlayStation. This option will save the AVI with frames appearing exactly how they are arranged on the disc, which will give the video a 75 or 150 fps rate (option ignored if not saving AVI with audio).</text:p>
      <text:h text:style-name="Heading_20_4" text:outline-level="4">XA Audio &amp; Square Audio</text:h>
      <text:p text:style-name="Text_20_body">Standard XA ADPCM audio used by Sony PlayStation 1 and Phillips CD-i, and audio from Square (now SquareEnix) games (e.g. Final Fantasy).</text:p>
      <text:h text:style-name="Heading_20_5" text:outline-level="5">Command-line options</text:h>
      <text:p text:style-name="Preformatted_20_Text">-vol &lt;number between 0 and 100&gt;</text:p>
      <text:p text:style-name="Text_20_body">This does more than just adjust the volume, because it does the adjustment before clamping the waveform and rounding it to an integer volume. Therefore the output should be better quality when scaling the volume at this point, and can even help in cases where a game's audio has distortions due to the clamping. Default is 100.</text:p>
      <text:p text:style-name="Preformatted_20_Text">-audfmt / -af &lt;format&gt;</text:p>
      <text:p text:style-name="Text_20_body">Output audio format. Use the item's help to see what options are available. Default is .wav.</text:p>
      <text:h text:style-name="Heading_20_4" text:outline-level="4">File (ISO9660)</text:h>
      <text:p text:style-name="Text_20_body">Normal files on disc images are detected and can be extracted and saved. Note that jPSXdec ignores the file size and just saves the full sectors.</text:p>
      <text:h text:style-name="Heading_20_5" text:outline-level="5">Command-line options</text:h>
      <text:p text:style-name="Preformatted_20_Text">-iso</text:p>
      <text:p text:style-name="Text_20_body">jPSXdec can detect 4 different styles of disc images (raw+subchannel 2448 bytes/sector, raw 2352 bytes/sector, special 2336 bytes/sector, and iso 2048 bytes/sector). By default, files from these disc images are copied out with the same style as the source disc image. With this <text:span text:style-name="Source_20_Text">-iso</text:span> option, all raw sector headers are ignored and the file is saved as if it had been normally copied off a disc. Care must be taken that this option isn't used on files containing XA audio streams, as that raw header information is required for decoding them.</text:p>
      <text:h text:style-name="P16" text:outline-level="4">TIM image</text:h>
      <text:p text:style-name="P9">Simple TIM images regularly used in PlayStation games.</text:p>
      <text:h text:style-name="P17" text:outline-level="5">Command-line options</text:h>
      <text:p text:style-name="P6">-imgfmt / -if &lt;image format&gt;</text:p>
      <text:p text:style-name="P9">Format to save the TIM image. Use item's help for available options. These options will be different depending on if the TIM image has a palette. Default is png.</text:p>
      <text:p text:style-name="P6">-pal &lt;palettes to save&gt;</text:p>
      <text:p text:style-name="P9">TIM images may come with one or more palettes. By default, all palettes are saved as a separate output files. This option lets you only select exactly which palettes to save using a comma delimited list, or hyphens (no spaces). For example, to save the first and third, fourth and firth palettes, you could use this:</text:p>
      <text:p text:style-name="P2">-pal 1,3-5</text:p>
      <text:h text:style-name="Heading_20_2" text:outline-level="2"><text:bookmark text:name="__RefHeading__288_1300488681"/>File formats recognized by jPSXdec<text:bookmark-end text:name="__RefHeading__288_1300488681"/></text:h>
      <text:p text:style-name="Text_20_body">jPSXdec can read and understand two main file formats: disc images in the form of ISO and BIN/CUE. Since it can read BIN/CUE disc images, it can also read .STR and .XA files because those files are simply extracted portions of BIN/CUE disc images.</text:p>
      <text:h text:style-name="Heading_20_2" text:outline-level="2"><text:bookmark text:name="__RefHeading__290_1300488681"/>Index files<text:bookmark-end text:name="__RefHeading__290_1300488681"/></text:h>
      <text:p text:style-name="Text_20_body">Index files 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All audio and video streams are listed separately, even if they should probably be combined. Actions upon video streams will also consider any parallel audio streams.</text:p>
      <text:h text:style-name="Heading_20_2" text:outline-level="2"><text:bookmark text:name="__RefHeading__292_1300488681"/>Replacing movies<text:bookmark-end text:name="__RefHeading__292_1300488681"/></text:h>
      <text:p text:style-name="Text_20_body">Using the -strreplace option, jPSXdec can re-encode and replace video frames within streaming movies on the disc or movie file. To use this feature, you must create an .xml file that tells jPSXdec what frames you want replaced, and how to replace them. The format is as follows:</text:p>
      <text:p text:style-name="P1">&lt;?xml version="1.0"?&gt;</text:p>
      <text:p text:style-name="P1">&lt;str-replace version="0.1"&gt;</text:p>
      <text:p text:style-name="P1"/>
      <text:p text:style-name="P1"><text:s text:c="4"/>&lt;replace frame="10"&gt;newframe10.bmp&lt;/replace&gt;</text:p>
      <text:p text:style-name="P1"/>
      <text:p text:style-name="P1"><text:s text:c="4"/>&lt;replace frame="13" format="mdec"&gt;newframe13.mdec&lt;/replace&gt;</text:p>
      <text:p text:style-name="P1"/>
      <text:p text:style-name="P1"><text:s text:c="4"/>&lt;partial-replace frame="17" tolerance="5" mask="test.png" rect="20,15,200,150"&gt;</text:p>
      <text:p text:style-name="P1"><text:s text:c="8"/>newpartialframe.png</text:p>
      <text:p text:style-name="P1"><text:s text:c="4"/>&lt;/partial-replace&gt;</text:p>
      <text:p text:style-name="P1"/>
      <text:p text:style-name="P1">&lt;/str-replace&gt;</text:p>
      <text:p text:style-name="Text_20_body"/>
      <text:p text:style-name="Text_20_body">The root <text:span text:style-name="Source_20_Text">&lt;str-replace&gt;</text:span> tag needs the <text:span text:style-name="Source_20_Text">version</text:span> attribute to equal the current file format version (0.1).</text:p>
      <text:p text:style-name="Text_20_body">Within the &lt;str-replace&gt; tag, only &lt;replace&gt; and &lt;partial-replace&gt; targs are allowed.</text:p>
      <text:p text:style-name="Text_20_body">The <text:span text:style-name="Source_20_Text">&lt;replace&gt;</text:span> tag specifies that a frame should be completely replaced. The <text:span text:style-name="Source_20_Text">frame</text:span> attribute is required which specifies the frame number to replace (the frame number starts with the first frame number as listed in the index file, which is usually 1). </text:p>
      <text:p text:style-name="Text_20_body">The tag has one optional <text:span text:style-name="Source_20_Text">format</text:span> attribute which can have the value of either <text:span text:style-name="Source_20_Text">"bs"</text:span> or <text:span text:style-name="Source_20_Text">"mdec"</text:span> which indicate that the replacement image isn't a normal image file but a 'bitstream' or 'mdec' file. </text:p>
      <text:p text:style-name="Text_20_body">Within the <text:span text:style-name="Source_20_Text">&lt;replace&gt;</text:span> tag is the file name of the image that should be encoded and inserted into the movie. Only .bmp and .png images are supported, unless the <text:span text:style-name="Source_20_Text">format</text:span> attribute is used.</text:p>
      <text:p text:style-name="Text_20_body">The <text:span text:style-name="Source_20_Text">&lt;partial-replace&gt;</text:span> tag specifies that a frame should only be partially replaced. This is the perfect option for simply adding subtitles or other partial adjustments to a frame. The rest of the frame remains unchanged, so the quality loss due to re-encoding is minimized. This tag also has the required <text:span text:style-name="Source_20_Text">frame</text:span> attribute. jPSXdec automatically compares the existing frame in the movie with the new image to detect what parts are different. It then has three optional attributes that let you specify extra pixels to ignore, even if they are different. </text:p>
      <text:p text:style-name="Text_20_body">The <text:span text:style-name="Source_20_Text">tolerance</text:span> attribute is similar to the 'tolerance' option for the wand selection or fill tools of advanced image editors. When detecting what pixels have changed, jPSXdec will ignore different pixels if they are only different by the tolerance amount (on each RGB channel). The default value of this attribute is 0.</text:p>
      <text:p text:style-name="Text_20_body">The <text:span text:style-name="Source_20_Text">mask</text:span> attribute lets you specify an image that will indicate exactly what pixels to check for differences. Any pixel that is solid black in the mask image will not be compared. Non-black pixels will be compared according to the <text:span text:style-name="Source_20_Text">tolerance</text:span> option.</text:p>
      <text:p text:style-name="Text_20_body">The <text:span text:style-name="Source_20_Text">rect</text:span> attribute is similar to the <text:span text:style-name="Source_20_Text">mask</text:span> option. It lets you specify a simple rectangle region to compare. Pixels outside the region are ignored and considered unchanged. The value of this attribute is four numbers separated by commas: x, y, width, height. Pixels within the rectangle are compared according to the tolerance option. </text:p>
      <text:p text:style-name="Text_20_body">Within the <text:span text:style-name="Source_20_Text">&lt;partial-replace&gt;</text:span> tag is the name of the image that will partially replace the frame. Only .bmp and .png files are supported. Note that if no differences are detected between the frames, nothing is changed in the original. </text:p>
      <text:h text:style-name="Heading_20_3" text:outline-level="3"><text:bookmark text:name="__RefHeading__294_1300488681"/>About the encoder<text:bookmark-end text:name="__RefHeading__294_1300488681"/></text:h>
      <text:p text:style-name="Text_20_body">The jSPXdec video encoder uses double-precision floating-point math. Unfortunately that's where the quality ends. It is very straight forward, and <text:span text:style-name="T1">doesn't</text:span> include any of the following features I wish it did.</text:p>
      <text:list xml:id="list25297597" text:style-name="L1">
        <text:list-item>
          <text:p text:style-name="P14">Smart chrominance sub-sampling calculation</text:p>
        </text:list-item>
        <text:list-item>
          <text:p text:style-name="P14">Pre-anti-aliasing and Pre-blockiness reduction</text:p>
        </text:list-item>
        <text:list-item>
          <text:p text:style-name="P14">Temporal spreading of quantization error</text:p>
        </text:list-item>
        <text:list-item>
          <text:p text:style-name="P14">Shorter VLC adjustment searching</text:p>
        </text:list-item>
      </text:list>
      <text:p text:style-name="Text_20_body">If there are any insights you could provide about these very awesome enhancements, please let me know.</text:p>
      <text:h text:style-name="Heading_20_2" text:outline-level="2"><text:bookmark text:name="__RefHeading__296_1300488681"/>Building from source<text:bookmark-end text:name="__RefHeading__296_1300488681"/></text:h>
      <text:p text:style-name="Text_20_body">An Ant build script has been included. If Ant is installed and configured properly, simply running the <text:span text:style-name="Source_20_Text">ant</text:span> command in the directory with build.xml will generate a directory containing the binary program and everything needed to distribute it.</text:p>
      <text:h text:style-name="Heading_20_2" text:outline-level="2"><text:bookmark text:name="__RefHeading__298_1300488681"/>License<text:bookmark-end text:name="__RefHeading__298_1300488681"/></text:h>
      <text:p text:style-name="Text_20_body">jPSXdec is licensed under a non-commercial license. See LICENSE.txt for details. If you would like to use jPSXdec in a way that is incompatible with this license, let me know. I am quite willing to make exceptions on a case-by-case bases. If you think your request is reasonable, I probably will to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0402in"/>
      <style:text-properties style:font-name="Tahoma"/>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style:text-properties style:font-name="Arial" fo:font-size="16pt" fo:font-weight="bold" style:font-name-asian="MS Mincho" style:font-size-asian="16pt" style:font-weight-asian="bold" style:font-name-complex="Tahoma2" style:font-size-complex="16pt" style:font-weight-complex="bold"/>
    </style:style>
    <style:style style:name="Index" style:family="paragraph" style:parent-style-name="Standard" style:class="index">
      <style:paragraph-properties text:number-lines="false" text:line-number="0"/>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List" style:family="paragraph" style:parent-style-name="Text_20_body" style:class="list">
      <style:text-properties style:font-name-complex="Tahoma2"/>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1"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0.25in" style:leader-style="dotted" style:leader-text="."/>
          <style:tab-stop style:position="0.5in" style:leader-style="dotted" style:leader-text="."/>
          <style:tab-stop style:position="0.75in"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line-height="100%" fo:text-align="end" style:justify-single-word="false" style:register-true="true" fo:text-indent="0in" style:auto-text-indent="false" style:page-number="auto">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Sabin</meta:initial-creator>
    <meta:creation-date>2009-12-12T09:56:21</meta:creation-date>
    <dc:creator>Michael Sabin</dc:creator>
    <dc:date>2010-07-27T05:24:16.13</dc:date>
    <meta:editing-duration>PT15H28M36S</meta:editing-duration>
    <meta:editing-cycles>160</meta:editing-cycles>
    <meta:generator>OpenOffice.org/3.2$Win32 OpenOffice.org_project/320m18$Build-9502</meta:generator>
    <meta:document-statistic meta:table-count="0" meta:image-count="0" meta:object-count="0" meta:page-count="1" meta:paragraph-count="147" meta:word-count="2284" meta:character-count="13965"/>
  </office:meta>
</office:document-meta>
</file>